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/>
  </office:font-face-decls>
  <office:automatic-styles>
    <style:style style:name="Sheet0_col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Sheet0_row0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Sheet0" style:family="table" style:master-page-name="PM2">
      <style:table-properties table:display="true" style:writing-mode="lr-tb"/>
    </style:style>
    <style:style style:name="Sheet0_cell0" style:family="table-cell" style:parent-style-name="Default" style:data-style-name="N0">
      <style:table-cell-properties fo:padding="0cm"/>
      <style:text-properties fo:color="#000000" fo:language="en" fo:country="US"/>
    </style:style>
    <style:style style:name="Sheet0_cell1" style:family="table-cell" style:parent-style-name="Default">
      <style:table-cell-properties fo:padding="0cm"/>
      <style:text-properties fo:color="#000000" fo:language="en" fo:country="US"/>
    </style:style>
    <style:style style:name="ce3" style:family="table-cell" style:parent-style-name="Default" style:data-style-name="N0">
      <style:table-cell-properties fo:padding="0cm"/>
      <style:text-properties fo:color="#000000" fo:language="en" fo:country="US"/>
    </style:style>
    <style:style style:name="ce4" style:family="table-cell" style:parent-style-name="Default">
      <style:table-cell-properties fo:padding="0cm"/>
      <style:text-properties fo:color="#000000" fo:language="en" fo:country="US"/>
    </style:style>
    <style:style style:name="Span0" style:family="text">
      <style:text-properties fo:color="#000000" loext:opacity="100%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en" fo:country="US" style:font-name-asian="Times New Roman" style:font-name-complex="Times New Roman" style:font-size-asian="12pt" style:font-size-complex="12pt"/>
    </style:style>
  </office:automatic-styles>
  <office:body>
    <office:spreadsheet>
      <table:table table:name="Sheet1" table:style-name="Sheet0">
        <table:table-column table:style-name="Sheet0_col1" table:default-cell-style-name="ce4"/>
        <table:table-column table:style-name="Sheet0_col1" table:number-columns-repeated="15" table:default-cell-style-name="ce3"/>
        <table:table-row table:style-name="Sheet0_row0"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<text:span text:style-name="T2">quadrats</text:span></text:p>
          </table:table-cell>
          <table:table-cell table:style-name="Default" table:number-columns-repeated="14"/>
        </table:table-row>
        <table:table-row table:style-name="Sheet0_row0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<text:span text:style-name="T2">variable</text:span></text:p>
          </table:table-cell>
          <table:table-cell table:style-name="Default" table:number-columns-repeated="14"/>
        </table:table-row>
        <table:table-row table:style-name="Sheet0_row0">
          <table:table-cell table:style-name="Default"/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Q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  <table:table-cell table:style-name="ce4" office:value-type="string" calcext:value-type="string">
            <text:p><text:span text:style-name="T2">C</text:span></text:p>
          </table:table-cell>
        </table:table-row>
        <table:table-row table:style-name="Sheet0_row0">
          <table:table-cell table:style-name="Default"/>
          <table:table-cell table:style-name="ce4" office:value-type="string" calcext:value-type="string">
            <text:p><text:span text:style-name="T2">SpCount </text:span></text:p>
          </table:table-cell>
          <table:table-cell table:style-name="ce4" office:value-type="string" calcext:value-type="string">
            <text:p><text:span text:style-name="T2">VegCom  </text:span></text:p>
          </table:table-cell>
          <table:table-cell table:style-name="ce4" office:value-type="string" calcext:value-type="string">
            <text:p><text:span text:style-name="T2">Water   </text:span></text:p>
          </table:table-cell>
          <table:table-cell table:style-name="ce4" office:value-type="string" calcext:value-type="string">
            <text:p><text:span text:style-name="T2">pH      </text:span></text:p>
          </table:table-cell>
          <table:table-cell table:style-name="ce4" office:value-type="string" calcext:value-type="string">
            <text:p><text:span text:style-name="T2">Group12 </text:span></text:p>
          </table:table-cell>
          <table:table-cell table:style-name="ce4" office:value-type="string" calcext:value-type="string">
            <text:p><text:span text:style-name="T2">Group11 </text:span></text:p>
          </table:table-cell>
          <table:table-cell table:style-name="ce4" office:value-type="string" calcext:value-type="string">
            <text:p><text:span text:style-name="T2">Group10 </text:span></text:p>
          </table:table-cell>
          <table:table-cell table:style-name="ce4" office:value-type="string" calcext:value-type="string">
            <text:p><text:span text:style-name="T2">Group9  </text:span></text:p>
          </table:table-cell>
          <table:table-cell table:style-name="ce4" office:value-type="string" calcext:value-type="string">
            <text:p><text:span text:style-name="T2">Group8  </text:span></text:p>
          </table:table-cell>
          <table:table-cell table:style-name="ce4" office:value-type="string" calcext:value-type="string">
            <text:p><text:span text:style-name="T2">Group7  </text:span></text:p>
          </table:table-cell>
          <table:table-cell table:style-name="ce4" office:value-type="string" calcext:value-type="string">
            <text:p><text:span text:style-name="T2">Group6  </text:span></text:p>
          </table:table-cell>
          <table:table-cell table:style-name="ce4" office:value-type="string" calcext:value-type="string">
            <text:p><text:span text:style-name="T2">Group5  </text:span></text:p>
          </table:table-cell>
          <table:table-cell table:style-name="ce4" office:value-type="string" calcext:value-type="string">
            <text:p><text:span text:style-name="T2">Group4  </text:span></text:p>
          </table:table-cell>
          <table:table-cell table:style-name="ce4" office:value-type="string" calcext:value-type="string">
            <text:p><text:span text:style-name="T2">Group3  </text:span></text:p>
          </table:table-cell>
          <table:table-cell table:style-name="ce4" office:value-type="string" calcext:value-type="string">
            <text:p><text:span text:style-name="T2">Group2  </text:span></text:p>
          </table:table-cell>
        </table:table-row>
        <table:table-row table:style-name="Sheet0_row0">
          <table:table-cell office:value-type="string" calcext:value-type="string">
            <text:p><text:span text:style-name="T2">C01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30000019" calcext:value-type="float">
            <text:p>7.3000001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02     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.19999981" calcext:value-type="float">
            <text:p>7.1999998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03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0999999" calcext:value-type="float">
            <text:p>7.0999999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04     </text:span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30000019" calcext:value-type="float">
            <text:p>7.3000001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05     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.30000019" calcext:value-type="float">
            <text:p>7.3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06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69999981" calcext:value-type="float">
            <text:p>6.6999998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08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09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69999981" calcext:value-type="float">
            <text:p>6.6999998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10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11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69999981" calcext:value-type="float">
            <text:p>6.6999998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12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3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.30000019" calcext:value-type="float">
            <text:p>7.30000019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4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.0999999" calcext:value-type="float">
            <text:p>7.099999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5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0000019" calcext:value-type="float">
            <text:p>7.3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6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999999" calcext:value-type="float">
            <text:p>7.099999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7     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9000001" calcext:value-type="float">
            <text:p>6.900000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18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9000001" calcext:value-type="float">
            <text:p>6.9000001</text:p>
          </table:table-cell>
          <table:table-cell table:number-columns-repeated="10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19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9000001" calcext:value-type="float">
            <text:p>6.9000001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20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5999999" calcext:value-type="float">
            <text:p>6.599999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1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000001" calcext:value-type="float">
            <text:p>6.900000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2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0999999" calcext:value-type="float">
            <text:p>7.099999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3     </text:span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0999999" calcext:value-type="float">
            <text:p>7.099999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24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5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4000001" calcext:value-type="float">
            <text:p>7.400000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6     </text:span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5999999" calcext:value-type="float">
            <text:p>6.5999999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7     </text:span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19999981" calcext:value-type="float">
            <text:p>7.1999998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8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000001" calcext:value-type="float">
            <text:p>6.900000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29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9000001" calcext:value-type="float">
            <text:p>6.90000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30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9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31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9000001" calcext:value-type="float">
            <text:p>6.90000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32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9000001" calcext:value-type="float">
            <text:p>6.9000001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33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000001" calcext:value-type="float">
            <text:p>6.9000001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35     </text:span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000001" calcext:value-type="float">
            <text:p>6.9000001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38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30000019" calcext:value-type="float">
            <text:p>7.3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39     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0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30000019" calcext:value-type="float">
            <text:p>7.3000001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1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0000019" calcext:value-type="float">
            <text:p>6.8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2     </text:span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.19999981" calcext:value-type="float">
            <text:p>7.1999998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3     </text:span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4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45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0000019" calcext:value-type="float">
            <text:p>7.3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6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.0999999" calcext:value-type="float">
            <text:p>7.0999999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47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.30000019" calcext:value-type="float">
            <text:p>7.3000001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8     </text:span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9000001" calcext:value-type="float">
            <text:p>6.90000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49     </text:span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80000019" calcext:value-type="float">
            <text:p>6.80000019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50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80000019" calcext:value-type="float">
            <text:p>6.80000019</text:p>
          </table:table-cell>
          <table:table-cell table:number-columns-repeated="10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53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54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57     </text:span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.80000019" calcext:value-type="float">
            <text:p>6.800000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59     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70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71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Sheet0_row0">
          <table:table-cell office:value-type="string" calcext:value-type="string">
            <text:p><text:span text:style-name="T2">C73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000001" calcext:value-type="float">
            <text:p>7.4000001</text:p>
          </table:table-cell>
          <table:table-cell table:number-columns-repeated="6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Sheet0_row0">
          <table:table-cell office:value-type="string" calcext:value-type="string">
            <text:p><text:span text:style-name="T2">C74     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SC Regular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M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1$Linux_X86_64 LibreOffice_project/20$Build-1</meta:generator>
    <meta:document-statistic meta:table-count="1" meta:cell-count="898" meta:object-count="0"/>
  </office:meta>
</office:document-meta>
</file>